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color="#2a5aa4" loext:opacity="100%"/>
    </style:style>
    <style:style style:name="P2" style:family="paragraph" style:parent-style-name="Standard" style:list-style-name="L22">
      <style:text-properties fo:font-weight="bold" officeooo:rsid="001ac203" officeooo:paragraph-rsid="001ac203" style:font-weight-asian="bold" style:font-weight-complex="bold"/>
    </style:style>
    <style:style style:name="P3" style:family="paragraph" style:parent-style-name="Standard">
      <style:text-properties fo:font-weight="bold" officeooo:rsid="001ac203" officeooo:paragraph-rsid="001ac203" style:font-weight-asian="bold" style:font-weight-complex="bold"/>
    </style:style>
    <style:style style:name="P4" style:family="paragraph" style:parent-style-name="Standard">
      <style:text-properties fo:color="#000000" loext:opacity="100%" fo:font-style="italic" fo:font-weight="bold" officeooo:rsid="001ac203" officeooo:paragraph-rsid="001ac203" style:font-style-asian="italic" style:font-weight-asian="bold" style:font-style-complex="italic" style:font-weight-complex="bold"/>
    </style:style>
    <style:style style:name="P5" style:family="paragraph" style:parent-style-name="Standard">
      <style:text-properties fo:color="#000000" loext:opacity="100%" fo:font-style="italic" fo:font-weight="bold" officeooo:rsid="001d0d39" officeooo:paragraph-rsid="001d0d39" style:font-style-asian="italic" style:font-weight-asian="bold" style:font-style-complex="italic" style:font-weight-complex="bold"/>
    </style:style>
    <style:style style:name="P6" style:family="paragraph" style:parent-style-name="Standard">
      <style:text-properties fo:color="#000000" loext:opacity="100%" fo:font-style="italic" fo:font-weight="bold" officeooo:rsid="001b3e1c" officeooo:paragraph-rsid="001b3e1c" style:font-style-asian="italic" style:font-weight-asian="bold" style:font-style-complex="italic" style:font-weight-complex="bold"/>
    </style:style>
    <style:style style:name="P7" style:family="paragraph" style:parent-style-name="Standard" style:list-style-name="L43">
      <style:text-properties fo:color="#000000" loext:opacity="100%" fo:font-style="normal" fo:font-weight="bold" officeooo:rsid="001b3e1c" officeooo:paragraph-rsid="001b3e1c" style:font-style-asian="normal" style:font-weight-asian="bold" style:font-style-complex="normal" style:font-weight-complex="bold"/>
    </style:style>
    <style:style style:name="P8" style:family="paragraph" style:parent-style-name="Standard">
      <style:text-properties fo:color="#000000" loext:opacity="100%" fo:font-style="normal" fo:font-weight="bold" officeooo:rsid="001b3e1c" officeooo:paragraph-rsid="001b3e1c" style:font-style-asian="normal" style:font-weight-asian="bold" style:font-style-complex="normal" style:font-weight-complex="bold"/>
    </style:style>
    <style:style style:name="P9" style:family="paragraph" style:parent-style-name="Standard" style:list-style-name="L44">
      <style:text-properties fo:color="#000000" loext:opacity="100%" fo:font-style="normal" fo:font-weight="bold" officeooo:rsid="001d0d39" officeooo:paragraph-rsid="001d0d39" style:font-style-asian="normal" style:font-weight-asian="bold" style:font-style-complex="normal" style:font-weight-complex="bold"/>
    </style:style>
    <style:style style:name="P10" style:family="paragraph" style:parent-style-name="Standard">
      <style:text-properties fo:color="#000000" loext:opacity="100%" fo:font-style="normal" fo:font-weight="bold" officeooo:rsid="001d0d39" officeooo:paragraph-rsid="001d0d39" style:font-style-asian="normal" style:font-weight-asian="bold" style:font-style-complex="normal"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text-properties officeooo:paragraph-rsid="0018e5f5"/>
    </style:style>
    <style:style style:name="P32" style:family="paragraph" style:parent-style-name="Text_20_body">
      <style:text-properties officeooo:paragraph-rsid="0018e5f5"/>
    </style:style>
    <style:style style:name="T1" style:family="text">
      <style:text-properties fo:font-style="normal" fo:font-weight="bold" officeooo:rsid="0018e5f5" style:font-style-asian="normal" style:font-weight-asian="bold" style:font-style-complex="normal" style:font-weight-complex="bold"/>
    </style:style>
    <style:style style:name="T2" style:family="text">
      <style:text-properties fo:font-weight="normal" style:font-weight-asian="normal" style:font-weight-complex="normal"/>
    </style:style>
    <style:style style:name="T3" style:family="text">
      <style:text-properties fo:font-weight="normal" officeooo:rsid="001b1021" style:font-weight-asian="normal" style:font-weight-complex="normal"/>
    </style:style>
    <style:style style:name="T4" style:family="text">
      <style:text-properties fo:font-weight="normal" officeooo:rsid="001d4869" style:font-weight-asian="normal" style:font-weight-complex="normal"/>
    </style:style>
    <style:style style:name="T5" style:family="text">
      <style:text-properties fo:font-style="italic" fo:font-weight="normal" officeooo:rsid="0018e5f5" style:font-style-asian="italic" style:font-weight-asian="normal" style:font-style-complex="italic" style:font-weight-complex="normal"/>
    </style:style>
    <style:style style:name="T6" style:family="text">
      <style:text-properties fo:color="#2a5aa4" loext:opacity="100%"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nnexes "Que suis-je ? "</text:h>
      <text:list text:style-name="L1">
        <text:list-item>
          <text:p text:style-name="P11"><text:span text:style-name="Strong_20_Emphasis">Moteur de recherche: HooSeek</text:span> </text:p>
        </text:list-item>
      </text:list>
      <text:p text:style-name="Text_20_body">→ <text:span text:style-name="Emphasis">J’étais un multi-moteur de recherche solidaire mais je suis arrêté depuis 2012, 4 ans après ma disponibilité. Je redistribuais 50% des revenus à des associations, sachant que chaque recherche avait une valeur d’environ 0.15 centimes. Que suis-je ?</text:span></text:p>
      <text:p text:style-name="Text_20_body"> </text:p>
      <text:list text:style-name="L2">
        <text:list-item>
          <text:p text:style-name="P12"><text:span text:style-name="Strong_20_Emphasis">Navigateur: Mozilla Firefox</text:span> </text:p>
        </text:list-item>
      </text:list>
      <text:p text:style-name="Text_20_body">→ <text:span text:style-name="Emphasis">Je suis le fruit d’un travail acharné de milliers de bénévoles. Je suis libre, gratuit, et multiplateforme. En 2010, j’étais si téléchargé que je devins un concurrent d’Internet Explorer. Que suis-je ?</text:span></text:p>
      <text:p text:style-name="Text_20_body"> </text:p>
      <text:list text:style-name="L3">
        <text:list-item>
          <text:p text:style-name="P13"><text:span text:style-name="Strong_20_Emphasis">Système d’exploitation: Ubuntu</text:span> </text:p>
        </text:list-item>
      </text:list>
      <text:p text:style-name="Text_20_body">→ <text:span text:style-name="Emphasis">Je suis un système d’exploitation utilisé dans le monde entier. Je proviens d’un ancien mot dit “Bantou” qui, pour citer Wikipedia: “désigne une personne qui prend conscience que son « moi » est intimement lié à ce que sont les autres”. Que suis-je ?</text:span></text:p>
      <text:p text:style-name="Text_20_body"> </text:p>
      <text:list text:style-name="L4">
        <text:list-item>
          <text:p text:style-name="P14"><text:span text:style-name="Strong_20_Emphasis">Logiciel: Ver informatique</text:span> </text:p>
        </text:list-item>
      </text:list>
      <text:p text:style-name="Text_20_body">→ <text:span text:style-name="Emphasis">Je suis un logiciel malveillant dont le terme fut utilisé pour la première fois par John Brunner. Lorsque je me balade, je ralentis la machine que j’infecte. Souvent, on se sert de moi car j’ai le pouvoir d’espionner l’ordinateur dans lequel je me trouve. Que suis-je ?</text:span></text:p>
      <text:p text:style-name="Text_20_body"> </text:p>
      <text:list text:style-name="L5">
        <text:list-item>
          <text:p text:style-name="P15"><text:span text:style-name="Strong_20_Emphasis">Modèle de réseau informatique: Pair à pair</text:span> </text:p>
        </text:list-item>
      </text:list>
      <text:p text:style-name="Text_20_body">→ <text:span text:style-name="Emphasis">Je suis un modèle de réseau informatique proche du modèle client-serveur mais où chaque client est aussi un serveur. Je peux être centralisé (les connexions passant par un serveur central intermédiaire) ou décentralisé (les connexions se faisant directement). Il peut servir au partage de fichiers, au calcul distribué ou à la communication. Que suis-je ?</text:span></text:p>
      <text:p text:style-name="Text_20_body"> </text:p>
      <text:list text:style-name="L6">
        <text:list-item>
          <text:p text:style-name="P16"><text:span text:style-name="Strong_20_Emphasis">Livre: Internet Contre Internhate</text:span> </text:p>
        </text:list-item>
      </text:list>
      <text:p text:style-name="Text_20_body">→ <text:span text:style-name="Emphasis">Je suis un livre édité par Bord de l’eau et écrit par Philippe Coen. En 2017, je fais partie de la sélection du Prix du Livre Politique Edgar Faure. Je donne 50 propositions pour détoxer les réseaux sociaux. Que suis-je ?</text:span></text:p>
      <text:p text:style-name="Text_20_body"> </text:p>
      <text:list text:style-name="L7">
        <text:list-item>
          <text:p text:style-name="P17"><text:span text:style-name="Strong_20_Emphasis">Société: Yahoo!</text:span> </text:p>
        </text:list-item>
      </text:list>
      <text:p text:style-name="Text_20_body">→ <text:span text:style-name="Emphasis">Je suis une société américaine. Je propose de nombreux services tel qu’un moteur de recherche, des boîtes mail, de la messagerie instantanée, de l’hébergement web, etc… Je ne suis pas google car au début, je n’étais qu’un annuaire créé par David Filo et Jerry Yang. Que suis-je ?</text:span></text:p>
      <text:p text:style-name="Text_20_body"><text:soft-page-break/> </text:p>
      <text:list text:style-name="L8">
        <text:list-item>
          <text:p text:style-name="P18"><text:span text:style-name="Strong_20_Emphasis">Site internet: Dailymotion.</text:span> </text:p>
        </text:list-item>
      </text:list>
      <text:p text:style-name="Text_20_body">→ <text:span text:style-name="Emphasis">Je suis un site web français. J’héberge beaucoup de contenus et je possède un moteur de recherche facilitant la navigation entre les différentes vidéos que je permets de visionner en ligne. Que suis-je ?</text:span></text:p>
      <text:p text:style-name="Text_20_body"> </text:p>
      <text:list text:style-name="L9">
        <text:list-item>
          <text:p text:style-name="P19"><text:span text:style-name="Strong_20_Emphasis">Centre de recherche: MIT</text:span> </text:p>
        </text:list-item>
      </text:list>
      <text:p text:style-name="Text_20_body"><text:span text:style-name="Emphasis">→ Je suis un centre de recherche américain situé à Cambridge. Je suis connu mondialement et je suis à l’origine du développement de logiciels et outils tels que Scratch ou encore App Inventor. Que suis-je ?</text:span></text:p>
      <text:p text:style-name="Text_20_body"> </text:p>
      <text:list text:style-name="L10">
        <text:list-item>
          <text:p text:style-name="P20"><text:span text:style-name="Strong_20_Emphasis">Association : Bibliothèques Sans Frontières</text:span> </text:p>
        </text:list-item>
      </text:list>
      <text:p text:style-name="Text_20_body"><text:span text:style-name="Emphasis">→ Je suis une association fondée en 2007 à Paris. J’œuvre pour que chaque femme et chaque homme, à travers le monde, puisse vivre dignement et s’épanouir à travers un accès facilité, ouvert et libre aux bibliothèques, à l’information et à l’éducation et ce, dans un souci constant de promotion de la diversité culturelle. Que suis-je ?</text:span></text:p>
      <text:p text:style-name="Text_20_body"><text:span text:style-name="Emphasis"/></text:p>
      <text:list text:style-name="L21">
        <text:list-item>
          <text:p text:style-name="P31"><text:span text:style-name="Emphasis"><text:span text:style-name="T1">Le World Wide Web</text:span></text:span></text:p>
        </text:list-item>
      </text:list>
      <text:p text:style-name="P32"><text:span text:style-name="Emphasis"><text:span text:style-name="T5">J’ai été inventé en Suisse par Tim Barners-Lee et Robert-Cailliau en 1993. Il me permettait à l’origine de partager des informations entre scientifiques. Je suis utilisé aujourd’hui par plus de 5 milliards de personnes chaque jour.</text:span></text:span></text:p>
      <text:h text:style-name="P1" text:outline-level="2">Annexes "Qui suis-je ?"</text:h>
      <text:list text:style-name="L11">
        <text:list-item>
          <text:p text:style-name="P21"><text:span text:style-name="Strong_20_Emphasis">Larry Wall (créateur du langage Perl)</text:span> </text:p>
        </text:list-item>
      </text:list>
      <text:p text:style-name="Text_20_body">→ <text:span text:style-name="Emphasis">Né en 1954, j’épouse Gloria avec qui je fais 4 enfants: Aron, Lewis, Heidi et Geneva. En 1986, je deviens le créateur d’un langage de programmation qui, d’après Wikipedia, fit sa première apparition le 18 décembre 1987. Qui suis-je ?</text:span></text:p>
      <text:p text:style-name="Text_20_body"> </text:p>
      <text:list text:style-name="L12">
        <text:list-item>
          <text:p text:style-name="P22"><text:span text:style-name="Strong_20_Emphasis">John Warnock (PostScript, Adobe)</text:span> </text:p>
        </text:list-item>
      </text:list>
      <text:p text:style-name="Text_20_body">→ <text:span text:style-name="Emphasis">Je suis informaticien, et mon prénom n’est pas Charles. Charles et moi-même sommes fondateur d’une entreprise connue. Cette dernière édite des logiciels gratuits et a mis au point le langage de mise en forme PostScript. L’outil de retouche d’image très connu, soit Photoshop, est également un aboutissement de mon entreprise. Qui suis-je</text:span></text:p>
      <text:p text:style-name="Text_20_body"> </text:p>
      <text:list text:style-name="L13">
        <text:list-item>
          <text:p text:style-name="P23"><text:span text:style-name="Strong_20_Emphasis">John Carmack (3D, Quake, Doom)</text:span> </text:p>
        </text:list-item>
      </text:list>
      <text:p text:style-name="Text_20_body"><text:span text:style-name="Emphasis">→ Je ne suis pas vieux, encore vivant, et fasciné par la réalité virtuelle. Mes parents s’appellent Stan et Inga, ils m’ont permis de faire mes études à l’université du Missouri à Kansas City. La </text:span><text:soft-page-break/><text:span text:style-name="Emphasis">société dans laquelle je travaille en tant que développeur principal et co-fondateur, est une entreprise dans le jeu vidéo. En 1993, on a sorti un jeu au nom de Doom. Qui suis-je ?</text:span></text:p>
      <text:p text:style-name="Text_20_body"> </text:p>
      <text:list text:style-name="L14">
        <text:list-item>
          <text:p text:style-name="P24"><text:span text:style-name="Strong_20_Emphasis">Alan Cox (noyau Linux)</text:span> </text:p>
        </text:list-item>
      </text:list>
      <text:p text:style-name="Text_20_body">→ <text:span text:style-name="Emphasis">J’ai une barbe, des cheveux longs mais une calvitie qui laisse apparaître mon crâne. En 2003, je reçois le prix pour le développement de logiciel libre. Qui suis-je ?</text:span></text:p>
      <text:p text:style-name="Text_20_body"> </text:p>
      <text:list text:style-name="L15">
        <text:list-item>
          <text:p text:style-name="P25"><text:span text:style-name="Strong_20_Emphasis">Andreï Ershov (niveau expert)</text:span> </text:p>
        </text:list-item>
      </text:list>
      <text:p text:style-name="Text_20_body">→ <text:span text:style-name="Emphasis">Je suis membre de l’Académie ayant mis au monde le célèbre jeu Tetris, créateur d’une école d’informatique, et un instigateur de la programmation. Je suis né en 1931, et mort en 1988. Qui suis-je ?</text:span></text:p>
      <text:p text:style-name="Text_20_body"> </text:p>
      <text:list text:style-name="L16">
        <text:list-item>
          <text:p text:style-name="P26"><text:span text:style-name="Strong_20_Emphasis">Joseph-Marie Charles Jacquard (inventeur de la programmation par carte perforée des métiers à tisser)</text:span> </text:p>
        </text:list-item>
      </text:list>
      <text:p text:style-name="Text_20_body">→ <text:span text:style-name="Emphasis">D’après francearchives.fr, je suis né dans une famille de tisseurs. Mon père est maître-fabricant en étoffes d’or, d’argent et de soie et possède trois métiers à la grande tire. C’est ce type de métier qui permet alors de fabriquer les étoffes façonnées en manipulant une série de cordes (les lacs) qui ont  » enregistré  » au préalable la levée des fils de chaîne. Ce travail très pénible était confié à une main d’œuvre peu chère, les femmes et les enfants, mais face au manque de bras la question du remplacement du tireur de lacs est centrale à la fin du XVIIIe siècle. Bon, soyons plus explicite. Je suis Lyonnais et j’ai amélioré les métiers à tisser grâce à la programmation. Qui suis-je ?</text:span></text:p>
      <text:p text:style-name="Text_20_body"> </text:p>
      <text:list text:style-name="L17">
        <text:list-item>
          <text:p text:style-name="P27"><text:span text:style-name="Strong_20_Emphasis">Kevin Mitnick (hacker)</text:span> </text:p>
        </text:list-item>
      </text:list>
      <text:p text:style-name="Text_20_body">→<text:span text:style-name="Emphasis"> Né en Californie, j’accède illégalement aux bases de données de grandes entreprises. C’est de cette façon que mes compétences furent reconnues et l’on m’a embauché par la suite comme consultant en sécurité informatique. Qui suis-je ?</text:span></text:p>
      <text:p text:style-name="Text_20_body"> </text:p>
      <text:list text:style-name="L18">
        <text:list-item>
          <text:p text:style-name="P28"><text:span text:style-name="Strong_20_Emphasis">Guido Van Rossum (créateur du langage Python)</text:span> </text:p>
        </text:list-item>
      </text:list>
      <text:p text:style-name="Text_20_body">→ <text:span text:style-name="Emphasis">Extrait d’une interview par linuxfr.org: </text:span></text:p>
      <text:p text:style-name="Text_20_body"><text:span text:style-name="Emphasis">“DLFP: Si tu commençais le développement de Python aujourd’hui, à quoi ressemblerait-il ? Serait-ce même Python ? </text:span></text:p>
      <text:p text:style-name="Text_20_body"> </text:p>
      <text:p text:style-name="Text_20_body"><text:span text:style-name="Emphasis">?? : Je n’en ai vraiment aucune idée, et je ne suis pas sûr qu’il soit possible de répondre à cette question. Mon esprit a été formé par 14 ans de développement de Python; je ne peux pas imaginer ce qu’il serait si je ne l’avais pas fait.” Qui suis-je ?</text:span></text:p>
      <text:p text:style-name="Text_20_body"> </text:p>
      <text:list text:style-name="L19">
        <text:list-item>
          <text:p text:style-name="P29"><text:span text:style-name="Strong_20_Emphasis">Zun (créateur du jeu Touhou)</text:span> </text:p>
        </text:list-item>
      </text:list>
      <text:p text:style-name="Text_20_body"><text:soft-page-break/>→ <text:span text:style-name="Emphasis">Je suis le créateur d’une série de jeux avec tout un univers comportant de très nombreux personnages quasiment tous féminins. Inspiré des jeux d’arcade tels que Space Invaders ou encore Pacman, Donkey Kong; je trouvais ces jeux trop simples. A force d’y jouer, il ne s’agissait plus que de suivre un simple pattern retenu par coeur c’est-à-dire de retenir les chemins me permettant d’accéder au niveau supérieur. Alors, je me lance dans la création d’un jeu vidéo où la difficulté est bien plus élevée de sorte à ce que passer au niveau supérieur soit gratifiant. J’ai également composé toutes les musiques de mon jeu, dont Bad Apple, la plus connue. Qui suis-je ?</text:span></text:p>
      <text:p text:style-name="Text_20_body"> </text:p>
      <text:list text:style-name="L20">
        <text:list-item>
          <text:p text:style-name="P30"><text:span text:style-name="Strong_20_Emphasis">Alan Turing (thèse de Church, machine de Turing, intelligence artificielle)</text:span> </text:p>
        </text:list-item>
      </text:list>
      <text:p text:style-name="Text_20_body"><text:span text:style-name="Strong_20_Emphasis">→ </text:span><text:span text:style-name="Emphasis">Je suis mort à 41 ans, renommé pour plusieurs théories et découvertes notamment dans le domaine de la cryptanalyse, les mathématiques, et l’informatique. J’étais Officier de l’Empire britannique et membre de la Royal Society. J’apparais dans plusieurs ouvrages de tous types: Littérature, Théâtre, Radio, Télévision, Cinéma et Bandes dessinées. Qui suis-je ?</text:span></text:p>
      <text:p text:style-name="Text_20_body"><text:span text:style-name="Emphasis">Indice: On me trouve sur la page Wikipédia qui traite de la théorie de la complexité.</text:span></text:p>
      <text:p text:style-name="Standard"/>
      <text:list text:style-name="L22">
        <text:list-item>
          <text:p text:style-name="P2">Margaret Hamilton (programmatrice du programme spatial Appolo)</text:p>
        </text:list-item>
      </text:list>
      <text:p text:style-name="P3"><text:span text:style-name="T6"/></text:p>
      <text:p text:style-name="P4"><text:span text:style-name="T2">Je suis née en 19</text:span><text:span text:style-name="T3">3</text:span><text:span text:style-name="T2">6 </text:span><text:span text:style-name="T3">et sans mes immenses compétences dans la programmation de l’AGC, Neil Armstrong et Buzz Aldrin n’auraient jamais posé le pied sur la lune.</text:span></text:p>
      <text:p text:style-name="P4"><text:span text:style-name="T3"/></text:p>
      <text:list text:style-name="L43">
        <text:list-item>
          <text:p text:style-name="P7">Grace Murray Hopper</text:p>
        </text:list-item>
      </text:list>
      <text:p text:style-name="P8"><text:span text:style-name="T2"/></text:p>
      <text:p text:style-name="P6"><text:span text:style-name="T2">Je suis née en 1906. Je rejoins d’abord l’équipe de développement du Harvard Mark 1 dirigée par Howard Aiken. Puis à la fin de la seconde guerre mondiale dans l’équipe du Harvard Mark 2. C’est sur cette machine que j’ai créé un programme qui a cessé de fonctionner à cause d’un insecte coincé dans les relais mécaniques.</text:span></text:p>
      <text:p text:style-name="P8"><text:span text:style-name="T2"/></text:p>
      <text:list text:style-name="L44">
        <text:list-item>
          <text:p text:style-name="P9">Ada Lovelace</text:p>
        </text:list-item>
      </text:list>
      <text:p text:style-name="P10"><text:span text:style-name="T2"/></text:p>
      <text:p text:style-name="P5"><text:span text:style-name="T2">Je suis une mathématicienne </text:span><text:span text:style-name="T4">décédée</text:span><text:span text:style-name="T2"> </text:span><text:span text:style-name="T4">en </text:span><text:span text:style-name="T2">18</text:span><text:span text:style-name="T4">52</text:span><text:span text:style-name="T2"> et c’est moi qui a développé le premier programme informatique sur la machine de Charles Babbage.</text:span></text:p>
      <text:p text:style-name="P4"><text:span text:style-name="T3"/></text:p>
      <text:p text:style-name="P4"><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Keller</meta:initial-creator>
    <meta:creation-date>2023-09-05T12:29:00.878022540</meta:creation-date>
    <dc:date>2023-09-05T12:54:54.009767046</dc:date>
    <dc:creator>Vincent Keller</dc:creator>
    <meta:editing-duration>PT15M17S</meta:editing-duration>
    <meta:editing-cycles>7</meta:editing-cycles>
    <meta:generator>LibreOffice/7.4.5.1$Linux_X86_64 LibreOffice_project/9c0871452b3918c1019dde9bfac75448afc4b57f</meta:generator>
    <meta:document-statistic meta:table-count="0" meta:image-count="0" meta:object-count="0" meta:page-count="4" meta:paragraph-count="72" meta:word-count="1379" meta:character-count="8139" meta:non-whitespace-character-count="6794"/>
  </office:meta>
</office:document-meta>
</file>